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1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2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fo:border-bottom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4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35"/>
        <table:table-column table:style-name="co9" table:default-cell-style-name="ce11"/>
        <table:table-column table:style-name="co10" table:default-cell-style-name="ce24"/>
        <table:table-column table:style-name="co3" table:default-cell-style-name="ce24"/>
        <table:table-column table:style-name="co8" table:default-cell-style-name="ce24"/>
        <table:table-column table:style-name="co11" table:default-cell-style-name="ce24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7" table:default-cell-style-name="Default"/>
        <table:table-row table:style-name="ro1">
          <table:table-cell table:style-name="ce1" office:value-type="string" table:number-columns-spanned="7" table:number-rows-spanned="2">
            <text:p>SERVICE TAX REPORT</text:p>
          </table:table-cell>
          <table:covered-table-cell table:number-columns-repeated="5" table:style-name="ce12"/>
          <table:covered-table-cell table:style-name="ce23"/>
          <table:table-cell table:style-name="ce34"/>
          <table:table-cell table:style-name="ce40"/>
          <table:table-cell table:style-name="ce42" table:number-columns-repeated="4"/>
          <table:table-cell table:style-name="ce40" table:number-columns-repeated="7"/>
          <table:table-cell table:style-name="ce52"/>
          <table:table-cell table:style-name="ce40" table:number-columns-repeated="2"/>
          <table:table-cell table:style-name="ce52"/>
          <table:table-cell table:style-name="ce40" table:number-columns-repeated="2"/>
          <table:table-cell table:style-name="ce52"/>
          <table:table-cell table:number-columns-repeated="997"/>
        </table:table-row>
        <table:table-row-group>
          <table:table-row-group>
            <table:table-row-group>
              <table:table-row table:style-name="ro1">
                <table:covered-table-cell table:style-name="ce2"/>
                <table:covered-table-cell/>
                <table:covered-table-cell table:style-name="ce2"/>
                <table:covered-table-cell table:number-columns-repeated="4"/>
                <table:table-cell table:number-columns-repeated="7"/>
                <table:table-cell table:style-name="ce46"/>
                <table:table-cell/>
                <table:table-cell table:style-name="ce35" table:number-columns-repeated="2"/>
                <table:table-cell table:style-name="ce51"/>
                <table:table-cell table:style-name="ce35"/>
                <table:table-cell table:style-name="ce51" table:number-columns-repeated="4"/>
                <table:table-cell/>
                <table:table-cell table:style-name="ce35"/>
                <table:table-cell table:number-columns-repeated="998"/>
              </table:table-row>
              <table:table-row table:style-name="ro1">
                <table:table-cell table:style-name="ce3" office:value-type="string" table:number-columns-spanned="1" table:number-rows-spanned="3">
                  <text:p><text:s/></text:p>
                </table:table-cell>
                <table:table-cell table:style-name="ce13" office:value-type="string" table:number-columns-spanned="5" table:number-rows-spanned="1">
                  <text:p>NAME OF THE ASSESSEE <text:s text:c="21"/>: <text:s text:c="2"/>V.V.TITANIUM PIGMENTS PRIVATE LTD</text:p>
                </table:table-cell>
                <table:covered-table-cell table:style-name="ce19"/>
                <table:covered-table-cell table:number-columns-repeated="3" table:style-name="ce22"/>
                <table:table-cell table:style-name="ce25" table:number-columns-spanned="1" table:number-rows-spanned="3"/>
                <table:table-cell table:number-columns-repeated="1017"/>
              </table:table-row>
              <table:table-row table:style-name="ro1">
                <table:covered-table-cell table:style-name="ce4"/>
                <table:table-cell table:style-name="ce14" office:value-type="string" table:number-columns-spanned="5" table:number-rows-spanned="1">
                  <text:p>SERVICE TAX REGISTRATION NUMBER : <text:s text:c="2"/>AADCV7723PSD001 </text:p>
                </table:table-cell>
                <table:covered-table-cell table:number-columns-repeated="4"/>
                <table:covered-table-cell table:style-name="ce26"/>
                <table:table-cell table:number-columns-repeated="7"/>
                <table:table-cell table:style-name="ce46"/>
                <table:table-cell/>
                <table:table-cell table:style-name="ce35" table:number-columns-repeated="2"/>
                <table:table-cell table:style-name="ce51"/>
                <table:table-cell table:style-name="ce35"/>
                <table:table-cell table:style-name="ce51" table:number-columns-repeated="4"/>
                <table:table-cell/>
                <table:table-cell table:style-name="ce35"/>
                <table:table-cell table:number-columns-repeated="998"/>
              </table:table-row>
              <table:table-row table:style-name="ro2">
                <table:covered-table-cell table:style-name="ce5"/>
                <table:table-cell table:style-name="ce15" office:value-type="string" table:number-columns-spanned="5" table:number-rows-spanned="1">
                  <text:p>Service Tax Report for the Period <text:s text:c="11"/>: <text:s text:c="2"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4" table:style-name="ce20"/>
                <table:covered-table-cell table:style-name="ce27"/>
                <table:table-cell table:number-columns-repeated="7"/>
                <table:table-cell table:style-name="ce46"/>
                <table:table-cell/>
                <table:table-cell table:style-name="ce35" table:number-columns-repeated="2"/>
                <table:table-cell table:style-name="ce51" table:number-columns-repeated="6"/>
                <table:table-cell/>
                <table:table-cell table:style-name="ce35"/>
                <table:table-cell table:number-columns-repeated="998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6" office:value-type="string">
                  <text:p>Date</text:p>
                </table:table-cell>
                <table:table-cell table:style-name="ce21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28" office:value-type="string">
                  <text:p>Open Balance</text:p>
                </table:table-cell>
                <table:table-cell table:style-name="ce36" office:value-type="string">
                  <text:p>Taxable Amount</text:p>
                </table:table-cell>
                <table:table-cell table:style-name="ce41" office:value-type="string">
                  <text:p>Service Tax Rate</text:p>
                </table:table-cell>
                <table:table-cell table:style-name="ce43" office:value-type="string">
                  <text:p>Service Tax</text:p>
                </table:table-cell>
                <table:table-cell table:style-name="ce44" office:value-type="string">
                  <text:p>Total</text:p>
                </table:table-cell>
                <table:table-cell table:style-name="ce44" office:value-type="string">
                  <text:p>Debit</text:p>
                </table:table-cell>
                <table:table-cell table:style-name="ce44" office:value-type="string">
                  <text:p>Closing Balance</text:p>
                </table:table-cell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o.service_line)%22" xlink:type="simple">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18" office:value-type="string">
                  <text:p><text:a xlink:href="python://convert_date(line.date)%20or%20False" xlink:type="simple">date</text:a></text:p>
                </table:table-cell>
                <table:table-cell table:style-name="ce18" office:value-type="string">
                  <text:p><text:a xlink:href="python://line.bill_no%20or%20''" xlink:type="simple">billno</text:a></text:p>
                </table:table-cell>
                <table:table-cell table:style-name="ce18" office:value-type="string">
                  <text:p><text:a xlink:href="python://convert_date(line.bill_date)%20or%20False" xlink:type="simple">bill_date</text:a></text:p>
                </table:table-cell>
                <table:table-cell table:style-name="ce18" office:value-type="string">
                  <text:p><text:a xlink:href="python://line.number%20or%20''" xlink:type="simple">inv_no</text:a></text:p>
                </table:table-cell>
                <table:table-cell table:style-name="ce18" office:value-type="string">
                  <text:p><text:a xlink:href="python://line.party_name%20or%20''" xlink:type="simple">party_name</text:a></text:p>
                </table:table-cell>
                <table:table-cell table:style-name="ce30" office:value-type="string">
                  <text:p><text:a xlink:href="python://line.open_bal%20or%20''" xlink:type="simple">open_bal</text:a></text:p>
                </table:table-cell>
                <table:table-cell table:style-name="ce30" office:value-type="string">
                  <text:p><text:a xlink:href="python://line.taxable_amount%20or%20''" xlink:type="simple">taxable_amount</text:a></text:p>
                </table:table-cell>
                <table:table-cell table:style-name="ce30" office:value-type="string">
                  <text:p><text:a xlink:href="python://line.service_tax_rate%20or%20''" xlink:type="simple">service_tax_rate</text:a></text:p>
                </table:table-cell>
                <table:table-cell table:style-name="ce18" office:value-type="string">
                  <text:p><text:a xlink:href="python://line.service_tax%20or%20''" xlink:type="simple">service_tax</text:a></text:p>
                </table:table-cell>
                <table:table-cell table:style-name="ce45" office:value-type="string">
                  <text:p><text:a xlink:href="python://line.total%20or%20''" xlink:type="simple">total</text:a></text:p>
                </table:table-cell>
                <table:table-cell table:style-name="ce18" office:value-type="string">
                  <text:p><text:a xlink:href="python://line.debit%20or%20''" xlink:type="simple">debit</text:a></text:p>
                </table:table-cell>
                <table:table-cell table:style-name="ce18" office:value-type="string">
                  <text:p><text:a xlink:href="python://line.closing_bal%20or%20''" xlink:type="simple">closing_bal</text:a></text:p>
                </table:table-cell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1"/>
                <table:table-cell table:style-name="ce38"/>
                <table:table-cell table:style-name="Default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Default" table:number-columns-repeated="2"/>
                <table:table-cell table:style-name="ce32" table:number-columns-repeated="3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1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9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39"/>
              <table:table-cell table:style-name="ce10"/>
              <table:table-cell table:style-name="ce33" table:number-columns-repeated="4"/>
              <table:table-cell table:style-name="ce10"/>
              <table:table-cell table:style-name="ce48"/>
              <table:table-cell table:style-name="ce10"/>
              <table:table-cell table:style-name="ce39" table:number-columns-repeated="4"/>
              <table:table-cell table:style-name="ce50"/>
              <table:table-cell table:style-name="ce39" table:number-columns-repeated="2"/>
              <table:table-cell table:style-name="ce50"/>
              <table:table-cell table:style-name="ce10"/>
              <table:table-cell table:style-name="ce39"/>
              <table:table-cell table:style-name="ce10"/>
              <table:table-cell table:style-name="ce5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39"/>
            <table:table-cell table:style-name="ce10"/>
            <table:table-cell table:style-name="ce33" table:number-columns-repeated="4"/>
            <table:table-cell table:style-name="ce10"/>
            <table:table-cell table:style-name="ce48"/>
            <table:table-cell table:style-name="ce10"/>
            <table:table-cell table:style-name="ce39" table:number-columns-repeated="4"/>
            <table:table-cell table:style-name="ce50"/>
            <table:table-cell table:style-name="ce39" table:number-columns-repeated="2"/>
            <table:table-cell table:style-name="ce50"/>
            <table:table-cell table:style-name="ce10"/>
            <table:table-cell table:style-name="ce39"/>
            <table:table-cell table:style-name="ce10"/>
            <table:table-cell table:style-name="ce53" table:number-columns-repeated="989"/>
            <table:table-cell table:number-columns-repeated="8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4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39"/>
              <table:table-cell table:style-name="ce10"/>
              <table:table-cell table:style-name="ce33" table:number-columns-repeated="4"/>
              <table:table-cell table:style-name="ce10"/>
              <table:table-cell table:style-name="ce48"/>
              <table:table-cell table:style-name="ce10"/>
              <table:table-cell table:style-name="ce39"/>
              <table:table-cell table:style-name="ce50" table:number-columns-repeated="4"/>
              <table:table-cell table:style-name="ce39" table:number-columns-repeated="2"/>
              <table:table-cell table:style-name="ce50"/>
              <table:table-cell table:style-name="ce10"/>
              <table:table-cell table:style-name="ce39"/>
              <table:table-cell table:style-name="ce10"/>
              <table:table-cell table:style-name="ce5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39"/>
            <table:table-cell table:style-name="ce10"/>
            <table:table-cell table:style-name="ce33" table:number-columns-repeated="4"/>
            <table:table-cell table:style-name="ce10"/>
            <table:table-cell table:style-name="ce48"/>
            <table:table-cell table:style-name="ce10"/>
            <table:table-cell table:style-name="ce39"/>
            <table:table-cell table:style-name="ce50" table:number-columns-repeated="4"/>
            <table:table-cell table:style-name="ce39" table:number-columns-repeated="2"/>
            <table:table-cell table:style-name="ce50"/>
            <table:table-cell table:style-name="ce10"/>
            <table:table-cell table:style-name="ce39"/>
            <table:table-cell table:style-name="ce10"/>
            <table:table-cell table:style-name="ce53" table:number-columns-repeated="989"/>
            <table:table-cell table:number-columns-repeated="8"/>
          </table:table-row>
        </table:table-row-group>
        <table:table-row table:style-name="ro1">
          <table:table-cell table:style-name="ce10" table:number-columns-repeated="6"/>
          <table:table-cell table:style-name="ce33"/>
          <table:table-cell table:style-name="ce39"/>
          <table:table-cell table:style-name="ce10"/>
          <table:table-cell table:style-name="ce33" table:number-columns-repeated="4"/>
          <table:table-cell table:style-name="ce10"/>
          <table:table-cell table:style-name="ce48"/>
          <table:table-cell table:style-name="ce10"/>
          <table:table-cell table:style-name="ce39" table:number-columns-repeated="4"/>
          <table:table-cell table:style-name="ce50"/>
          <table:table-cell table:style-name="ce39" table:number-columns-repeated="2"/>
          <table:table-cell table:style-name="ce50"/>
          <table:table-cell table:style-name="ce10"/>
          <table:table-cell table:style-name="ce39"/>
          <table:table-cell table:style-name="ce10"/>
          <table:table-cell table:style-name="ce53" table:number-columns-repeated="989"/>
          <table:table-cell table:number-columns-repeated="8"/>
        </table:table-row>
        <table:table-row table:style-name="ro1" table:number-rows-repeated="10482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31T10:32:35</dc:date>
    <meta:editing-cycles>374</meta:editing-cycles>
    <meta:generator>LibreOffice/3.5$Linux_x86 LibreOffice_project/350m1$Build-2</meta:generator>
    <meta:editing-duration>P6DT5H59M17S</meta:editing-duration>
    <dc:creator>Dev127 </dc:creator>
    <meta:document-statistic meta:table-count="1" meta:cell-count="33" meta:object-count="0"/>
    <meta:template xlink:type="simple" xlink:actuate="onRequest" xlink:title="Normal.dotm" xlink:href=""/>
  </office:meta>
</office:document-meta>
</file>